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roid Sans Fallback" svg:font-family="'Droid Sans Fallback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 Narrow" svg:font-family="'Arial Narrow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00%" style:punctuation-wrap="hanging" style:line-break="strict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line-height="100%" fo:text-align="center" fo:text-indent="0cm" style:line-break="strict"/>
    </style:style>
    <style:style style:name="P5" style:family="paragraph">
      <style:paragraph-properties fo:margin-left="0cm" fo:margin-right="0cm" fo:line-height="93%" fo:text-align="center" fo:text-indent="0cm" style:line-break="normal" style:writing-mode="lr-tb"/>
    </style:style>
    <style:style style:name="P6" style:family="paragraph">
      <style:paragraph-properties fo:margin-left="0cm" fo:margin-right="0cm" fo:line-height="100%" fo:text-align="center" fo:text-indent="0cm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color="#ccff66"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style:style style:name="T3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style:style style:name="T4" style:family="text">
      <style:text-properties fo:color="#ffffff" style:font-name="Arial Narrow" fo:font-size="12pt" fo:language="en" fo:country="AU" style:font-name-asian="Droid Sans Fallback" style:font-size-asian="12pt" style:language-asian="en" style:country-asian="AU" style:font-name-complex="Droid Sans Fallback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I will pilot thee<text:line-break/><text:span text:style-name="T1">(Emily D. Wilson)</text:span></text:p>
          </draw:text-box>
        </draw:frame>
        <draw:frame presentation:style-name="pr2" draw:text-style-name="P2" draw:layer="layout" svg:width="28cm" svg:height="12.179cm" svg:x="0cm" svg:y="5.2cm" presentation:class="outline" presentation:user-transformed="true">
          <draw:text-box>
            <text:p text:style-name="P1"><text:span text:style-name="T2">Sometimes when my faith would falter</text:span></text:p>
            <text:p text:style-name="P1"><text:span text:style-name="T2">And no sunlight I can see</text:span></text:p>
            <text:p text:style-name="P1"><text:span text:style-name="T2">I just lift mine eyes to Jesus</text:span></text:p>
            <text:p text:style-name="P1"><text:span text:style-name="T2">And I whisper ‘pilot me’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5.6cm" svg:x="0cm" svg:y="5.2cm" presentation:class="outline">
          <draw:text-box>
            <text:p text:style-name="P1"><text:span text:style-name="T2">“</text:span><text:span text:style-name="T2">Fear thou not for I’ll be with thee,</text:span></text:p>
            <text:p text:style-name="P1"><text:span text:style-name="T2">I will still they pilot be,</text:span></text:p>
            <text:p text:style-name="P1"><text:span text:style-name="T2">Never mind the tossing billows,</text:span></text:p>
            <text:p text:style-name="P1"><text:span text:style-name="T2">Take my hand and trust in me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5.6cm" svg:x="0cm" svg:y="5.2cm" presentation:class="outline">
          <draw:text-box>
            <text:p text:style-name="P1"><text:span text:style-name="T2">Often, when my soul is weary</text:span></text:p>
            <text:p text:style-name="P1"><text:span text:style-name="T2">And the day seems oh so long</text:span></text:p>
            <text:p text:style-name="P1"><text:span text:style-name="T2">I just look up to my pilot</text:span></text:p>
            <text:p text:style-name="P1"><text:span text:style-name="T2">And I hear this blessed so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5.6cm" svg:x="0cm" svg:y="5.2cm" presentation:class="outline">
          <draw:text-box>
            <text:p text:style-name="P1"><text:span text:style-name="T2">“</text:span><text:span text:style-name="T2">Fear thou not for I’ll be with thee,</text:span></text:p>
            <text:p text:style-name="P1"><text:span text:style-name="T2">I will still they pilot be,</text:span></text:p>
            <text:p text:style-name="P1"><text:span text:style-name="T2">Never mind the tossing billows,</text:span></text:p>
            <text:p text:style-name="P1"><text:span text:style-name="T2">Take my hand and trust in me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5.6cm" svg:x="0cm" svg:y="5.2cm" presentation:class="outline">
          <draw:text-box>
            <text:p text:style-name="P1"><text:span text:style-name="T2">When temptations ‘round me gather</text:span></text:p>
            <text:p text:style-name="P1"><text:span text:style-name="T2">And I almost loose my way</text:span></text:p>
            <text:p text:style-name="P1"><text:span text:style-name="T2">Somehow, in the raging tempest,</text:span></text:p>
            <text:p text:style-name="P1"><text:span text:style-name="T2">I can hear my saviour say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5.6cm" svg:x="0cm" svg:y="5.2cm" presentation:class="outline">
          <draw:text-box>
            <text:p text:style-name="P1"><text:span text:style-name="T2">“</text:span><text:span text:style-name="T2">Fear thou not for I’ll be with thee,</text:span></text:p>
            <text:p text:style-name="P1"><text:span text:style-name="T2">I will still they pilot be,</text:span></text:p>
            <text:p text:style-name="P1"><text:span text:style-name="T2">Never mind the tossing billows,</text:span></text:p>
            <text:p text:style-name="P1"><text:span text:style-name="T2">Take my hand and trust in me”</text:span></text:p>
          </draw:text-box>
        </draw:frame>
        <draw:custom-shape draw:style-name="gr2" draw:text-style-name="P7" draw:layer="layout" svg:width="28.002cm" svg:height="1.746cm" svg:x="-0.002cm" svg:y="18.254cm">
          <text:list text:style-name="L3">
            <text:list-header>
              <text:p text:style-name="P4"><text:span text:style-name="T3">“</text:span><text:span text:style-name="T3">I will pilot thee” Words &amp; music by Emily D. Wilson</text:span></text:p>
            </text:list-header>
          </text:list>
          <text:list text:style-name="L4">
            <text:list-header>
              <text:p text:style-name="P5"><text:span text:style-name="T4"/></text:p>
            </text:list-header>
          </text:list>
          <text:list text:style-name="L3">
            <text:list-header>
              <text:p text:style-name="P6"><text:span text:style-name="T3">Used by Permission. CCLI License #8935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Droid Sans Fallback" svg:font-family="'Droid Sans Fallback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 Narrow" svg:font-family="'Arial Narrow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7-10-14T17:33:17.854953675</dc:date>
    <meta:editing-duration>PT2H11M31S</meta:editing-duration>
    <meta:editing-cycles>24</meta:editing-cycles>
    <meta:generator>LibreOffice/5.1.6.2$Linux_X86_64 LibreOffice_project/10m0$Build-2</meta:generator>
    <meta:document-statistic meta:object-count="51"/>
  </office:meta>
</office:document-meta>
</file>